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4000000040644A1834A8B3CFB9.png" manifest:media-type="image/png"/>
  <manifest:file-entry manifest:full-path="Pictures/10000201000000400000004037D68DFED25616AE.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swald" svg:font-family="Oswald"/>
    <style:font-face style:name="Source Code Pro" svg:font-family="'Source Code Pro'"/>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miscShapeWipe" smil:subtype="cornersOut"/>
    </style:style>
    <style:style style:name="dp4" style:family="drawing-page">
      <style:drawing-page-properties presentation:background-visible="true" presentation:background-objects-visible="true" presentation:display-footer="false" presentation:display-page-number="false" presentation:display-date-time="false" smil:type="miscShapeWipe" smil:subtype="cornersOut"/>
    </style:style>
    <style:style style:name="dp5" style:family="drawing-page">
      <style:drawing-page-properties presentation:background-visible="true" presentation:background-objects-visible="true" draw:fill="solid" draw:fill-color="#e91d63"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026cm" svg:stroke-color="#424242" draw:stroke-linejoin="round" draw:fill="solid" draw:fill-color="#fff2cc"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424242" draw:stroke-linejoin="round" draw:fill="solid" draw:fill-color="#d9ead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79cm" svg:stroke-color="#b6d7a8"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79cm" svg:stroke-color="#fff2cc"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106cm" svg:stroke-color="#fff2cc"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424242" draw:stroke-linejoin="round" draw:fill="solid" draw:fill-color="#93c47d"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79cm" svg:stroke-color="#6aa84f"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solid" draw:fill-color="#fce5cd" draw:textarea-vertical-align="top"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424242"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79cm" svg:stroke-color="#673ab7"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424242" draw:stroke-linejoin="round" draw:fill="solid" draw:fill-color="#4a86e8"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424242" draw:stroke-linejoin="round"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424242" draw:stroke-linejoin="round" draw:fill="solid" draw:fill-color="#ead1dc"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9" style:family="presentation" style:parent-style-name="SECTION_5f_HEADER-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text-align="start" style:font-independent-line-spacing="true"/>
      <style:text-properties fo:font-size="36pt"/>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0pt"/>
    </style:style>
    <style:style style:name="P8" style:family="paragraph">
      <style:paragraph-properties fo:margin-left="0cm" fo:margin-right="0cm" fo:margin-top="0cm" fo:margin-bottom="0cm" fo:line-height="115%" fo:text-align="start" fo:text-indent="0cm"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3" style:family="paragraph">
      <loext:graphic-properties draw:fill="solid" draw:fill-color="#fff2cc"/>
      <style:paragraph-properties fo:text-align="start" style:font-independent-line-spacing="true"/>
      <style:text-properties fo:font-size="14pt"/>
    </style:style>
    <style:style style:name="P14" style:family="paragraph">
      <loext:graphic-properties draw:fill="solid" draw:fill-color="#d9ead3"/>
      <style:paragraph-properties fo:text-align="start" style:font-independent-line-spacing="true"/>
      <style:text-properties fo:font-size="14pt"/>
    </style:style>
    <style:style style:name="P15" style:family="paragraph">
      <loext:graphic-properties draw:fill="none"/>
      <style:paragraph-properties fo:text-align="start"/>
      <style:text-properties fo:font-size="18pt"/>
    </style:style>
    <style:style style:name="P16" style:family="paragraph">
      <loext:graphic-properties draw:fill="solid" draw:fill-color="#93c47d"/>
      <style:paragraph-properties fo:text-align="start" style:font-independent-line-spacing="true"/>
      <style:text-properties fo:font-size="14pt"/>
    </style:style>
    <style:style style:name="P17" style:family="paragraph">
      <loext:graphic-properties draw:fill="solid" draw:fill-color="#fce5cd"/>
      <style:paragraph-properties fo:text-align="start" style:font-independent-line-spacing="true"/>
      <style:text-properties fo:font-size="14pt"/>
    </style:style>
    <style:style style:name="P18" style:family="paragraph">
      <loext:graphic-properties draw:fill="solid" draw:fill-color="#4a86e8"/>
      <style:paragraph-properties fo:text-align="start" style:font-independent-line-spacing="true"/>
      <style:text-properties fo:font-size="14pt"/>
    </style:style>
    <style:style style:name="P19" style:family="paragraph">
      <loext:graphic-properties draw:fill="solid" draw:fill-color="#f3f3f3"/>
      <style:paragraph-properties fo:text-align="start" style:font-independent-line-spacing="true"/>
      <style:text-properties fo:font-size="14pt"/>
    </style:style>
    <style:style style:name="P20" style:family="paragraph">
      <loext:graphic-properties draw:fill="solid" draw:fill-color="#ead1dc"/>
      <style:paragraph-properties fo:text-align="start" style:font-independent-line-spacing="true"/>
      <style:text-properties fo:font-size="14pt"/>
    </style:style>
    <style:style style:name="P21" style:family="paragraph">
      <loext:graphic-properties draw:fill="none"/>
      <style:paragraph-properties fo:text-align="start" style:font-independent-line-spacing="true"/>
      <style:text-properties fo:font-size="36pt"/>
    </style:style>
    <style:style style:name="T1" style:family="text">
      <style:text-properties fo:font-variant="normal" fo:text-transform="none" fo:color="#ffffff" style:text-line-through-style="none" style:text-line-through-type="none" style:text-position="0% 100%" style:font-name="Oswald" fo:font-size="48pt" fo:letter-spacing="normal" fo:font-style="normal" style:text-underline-style="none" fo:font-weight="normal" style:font-name-asian="Oswald" style:font-size-asian="48pt" style:font-style-asian="normal" style:font-weight-asian="normal" style:font-name-complex="Oswald" style:font-size-complex="48pt" style:font-style-complex="normal" style:font-weight-complex="normal"/>
    </style:style>
    <style:style style:name="T2" style:family="text">
      <style:text-properties fo:font-variant="normal" fo:text-transform="none" fo:color="#424242"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style:style style:name="T3" style:family="text">
      <style:text-properties fo:font-variant="normal" fo:text-transform="none" fo:color="#424242" style:text-line-through-style="none" style:text-line-through-type="none" style:text-position="0% 100%" style:font-name="Source Code Pro" fo:font-size="14pt" fo:letter-spacing="normal" fo:font-style="normal" style:text-underline-style="none" fo:font-weight="bold" style:font-name-asian="Source Code Pro" style:font-size-asian="14pt" style:font-style-asian="normal" style:font-weight-asian="bold" style:font-name-complex="Source Code Pro" style:font-size-complex="14pt" style:font-style-complex="normal" style:font-weight-complex="bold"/>
    </style:style>
    <style:style style:name="T4" style:family="text">
      <style:text-properties fo:font-variant="normal" fo:text-transform="none" fo:color="#424242" style:text-line-through-style="none" style:text-line-through-type="none" style:text-position="0% 100%" style:font-name="Oswald" fo:font-size="36pt" fo:letter-spacing="normal" fo:font-style="normal" style:text-underline-style="none" fo:font-weight="normal" style:font-name-asian="Oswald" style:font-size-asian="36pt" style:font-style-asian="normal" style:font-weight-asian="normal" style:font-name-complex="Oswald" style:font-size-complex="36pt" style:font-style-complex="normal" style:font-weight-complex="normal"/>
    </style:style>
    <style:style style:name="T5" style:family="text">
      <style:text-properties fo:font-variant="normal" fo:text-transform="none" fo:color="#424242"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6" style:family="text">
      <style:text-properties fo:font-variant="normal" fo:text-transform="none" fo:color="#424242"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7" style:family="text">
      <style:text-properties fo:font-variant="normal" fo:text-transform="none" fo:color="#666666"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8" style:family="text">
      <style:text-properties fo:font-variant="normal" fo:text-transform="none" fo:color="#424242" style:text-line-through-style="none" style:text-line-through-type="none" style:text-position="0% 100%" style:font-name="Source Code Pro" fo:font-size="18pt" fo:letter-spacing="normal" fo:font-style="italic" style:text-underline-style="none" fo:font-weight="normal" style:font-name-asian="Source Code Pro" style:font-size-asian="18pt" style:font-style-asian="italic" style:font-weight-asian="normal" style:font-name-complex="Source Code Pro" style:font-size-complex="18pt" style:font-style-complex="italic" style:font-weight-complex="normal"/>
    </style:style>
    <style:style style:name="T9" style:family="text">
      <style:text-properties fo:font-variant="normal" fo:text-transform="none" fo:color="#424242" style:text-line-through-style="none" style:text-line-through-type="none" style:text-position="0% 100%" style:font-name="Source Code Pro" fo:font-size="18pt" fo:letter-spacing="normal" fo:font-style="normal" style:text-underline-style="none" fo:font-weight="bold" style:font-name-asian="Source Code Pro" style:font-size-asian="18pt" style:font-style-asian="normal" style:font-weight-asian="bold" style:font-name-complex="Source Code Pro"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ource Sans Pro" fo:font-size="10pt" fo:letter-spacing="normal" fo:font-style="italic" style:text-underline-style="none" fo:font-weight="normal" style:font-name-asian="Source Sans Pro" style:font-size-asian="10pt" style:font-style-asian="italic" style:font-weight-asian="normal" style:font-name-complex="Source Sans Pro" style:font-size-complex="10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Source Sans Pro" fo:font-size="12pt" fo:letter-spacing="normal" fo:font-style="normal" style:text-underline-style="none" fo:font-weight="bold" style:font-name-asian="Source Sans Pro" style:font-size-asian="12pt" style:font-style-asian="normal" style:font-weight-asian="bold" style:font-name-complex="Source Sans Pro" style:font-size-complex="12pt" style:font-style-complex="normal" style:font-weight-complex="bold"/>
    </style:style>
    <style:style style:name="T13" style:family="text">
      <style:text-properties fo:font-variant="normal" fo:text-transform="none" fo:color="#000000" style:text-line-through-style="none" style:text-line-through-type="none" style:text-position="0% 100%" style:font-name="Source Sans Pro" fo:font-size="24pt" fo:letter-spacing="normal" fo:font-style="normal" style:text-underline-style="none" fo:font-weight="normal" style:font-name-asian="Source Sans Pro" style:font-size-asian="24pt" style:font-style-asian="normal" style:font-weight-asian="normal" style:font-name-complex="Source Sans Pro"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Source Sans Pro" fo:font-size="24pt" fo:letter-spacing="normal" fo:font-style="normal" style:text-underline-style="none" fo:font-weight="bold" style:font-name-asian="Source Sans Pro" style:font-size-asian="24pt" style:font-style-asian="normal" style:font-weight-asian="bold" style:font-name-complex="Source Sans Pro"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Source Sans Pro" fo:font-size="8pt" fo:letter-spacing="normal" fo:font-style="normal" style:text-underline-style="none" fo:font-weight="normal" style:font-name-asian="Source Sans Pro" style:font-size-asian="8pt" style:font-style-asian="normal" style:font-weight-asian="normal" style:font-name-complex="Source Sans Pro" style:font-size-complex="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Source Sans Pro" fo:font-size="14pt" fo:letter-spacing="normal" fo:font-style="normal" style:text-underline-style="none" fo:font-weight="normal" style:font-name-asian="Source Sans Pro" style:font-size-asian="14pt" style:font-style-asian="normal" style:font-weight-asian="normal" style:font-name-complex="Source Sans Pro" style:font-size-complex="14pt" style:font-style-complex="normal" style:font-weight-complex="normal"/>
    </style:style>
    <style:style style:name="T17" style:family="text">
      <style:text-properties fo:font-variant="normal" fo:text-transform="none" fo:color="#424242" style:text-line-through-style="none" style:text-line-through-type="none" style:text-position="0% 100%" style:font-name="Source Code Pro" fo:font-size="12pt" fo:letter-spacing="normal" fo:font-style="normal" style:text-underline-style="none" fo:font-weight="bold" style:font-name-asian="Source Code Pro" style:font-size-asian="12pt" style:font-style-asian="normal" style:font-weight-asian="bold" style:font-name-complex="Source Code Pro" style:font-size-complex="12pt" style:font-style-complex="normal" style:font-weight-complex="bold"/>
    </style:style>
    <style:style style:name="T18" style:family="text">
      <style:text-properties fo:font-variant="normal" fo:text-transform="none" fo:color="#424242" style:text-line-through-style="none" style:text-line-through-type="none" style:text-position="0% 100%" style:font-name="Source Code Pro" fo:font-size="10pt" fo:letter-spacing="normal" fo:font-style="italic" style:text-underline-style="none" fo:font-weight="normal" style:font-name-asian="Source Code Pro" style:font-size-asian="10pt" style:font-style-asian="italic" style:font-weight-asian="normal" style:font-name-complex="Source Code Pro" style:font-size-complex="10pt" style:font-style-complex="italic" style:font-weight-complex="normal"/>
    </style:style>
    <style:style style:name="T19" style:family="text">
      <style:text-properties fo:font-variant="normal" fo:text-transform="none" fo:color="#424242" style:text-line-through-style="none" style:text-line-through-type="none" style:text-position="0% 100%" style:font-name="Oswald" fo:font-size="30pt" fo:letter-spacing="normal" fo:font-style="italic" style:text-underline-style="none" fo:font-weight="normal" style:font-name-asian="Oswald" style:font-size-asian="30pt" style:font-style-asian="italic" style:font-weight-asian="normal" style:font-name-complex="Oswald" style:font-size-complex="30pt" style:font-style-complex="italic" style:font-weight-complex="normal"/>
    </style:style>
    <style:style style:name="T20" style:family="text">
      <style:text-properties fo:font-variant="normal" fo:text-transform="none" fo:color="#424242" style:text-line-through-style="none" style:text-line-through-type="none" style:text-position="0% 100%" style:font-name="Source Code Pro" fo:font-size="22pt" fo:letter-spacing="normal" fo:font-style="normal" style:text-underline-style="none" fo:font-weight="bold" style:font-name-asian="Source Code Pro" style:font-size-asian="22pt" style:font-style-asian="normal" style:font-weight-asian="bold" style:font-name-complex="Source Code Pro" style:font-size-complex="22pt" style:font-style-complex="normal" style:font-weight-complex="bold"/>
    </style:style>
    <style:style style:name="T21" style:family="text">
      <style:text-properties fo:font-variant="normal" fo:text-transform="none" fo:color="#424242" style:text-line-through-style="none" style:text-line-through-type="none" style:text-position="0% 100%" style:font-name="Source Code Pro" fo:font-size="22pt" fo:letter-spacing="normal" fo:font-style="normal" style:text-underline-style="none" fo:font-weight="normal" style:font-name-asian="Source Code Pro" style:font-size-asian="22pt" style:font-style-asian="normal" style:font-weight-asian="normal" style:font-name-complex="Source Code Pro" style:font-size-complex="2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Source Sans Pro" fo:font-size="12pt" fo:letter-spacing="normal" fo:font-style="normal" style:text-underline-style="none" fo:font-weight="normal" style:font-name-asian="Source Sans Pro" style:font-size-asian="12pt" style:font-style-asian="normal" style:font-weight-asian="normal" style:font-name-complex="Source Sans Pro" style:font-size-complex="12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Source Sans Pro" fo:font-size="24pt" fo:letter-spacing="normal" fo:font-style="normal" style:text-underline-style="none" fo:font-weight="bold" style:font-name-asian="Source Sans Pro" style:font-size-asian="24pt" style:font-style-asian="normal" style:font-weight-asian="bold" style:font-name-complex="Source Sans Pro"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Source Code Pro" fo:font-size="9pt" fo:letter-spacing="normal" fo:font-style="normal" style:text-underline-style="none" fo:font-weight="normal" style:font-name-asian="Source Code Pro" style:font-size-asian="9pt" style:font-style-asian="normal" style:font-weight-asian="normal" style:font-name-complex="Source Code Pro" style:font-size-complex="9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Source Sans Pro" fo:font-size="30pt" fo:letter-spacing="normal" fo:font-style="normal" style:text-underline-style="none" fo:font-weight="bold" style:font-name-asian="Source Sans Pro" style:font-size-asian="30pt" style:font-style-asian="normal" style:font-weight-asian="bold" style:font-name-complex="Source Sans Pro" style:font-size-complex="30pt" style:font-style-complex="normal" style:font-weight-complex="bold"/>
    </style:style>
    <style:style style:name="T26" style:family="text">
      <style:text-properties fo:font-variant="normal" fo:text-transform="none" fo:color="#ffffff" style:text-line-through-style="none" style:text-line-through-type="none" style:text-position="0% 100%" style:font-name="Oswald" fo:font-size="96pt" fo:letter-spacing="normal" fo:font-style="normal" style:text-underline-style="none" fo:font-weight="normal" style:font-name-asian="Oswald" style:font-size-asian="96pt" style:font-style-asian="normal" style:font-weight-asian="normal" style:font-name-complex="Oswald" style:font-size-complex="96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18cm" text:min-label-width="0.952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006cm" svg:height="5.857cm" svg:x="1.142cm" svg:y="1.79cm" presentation:class="title" presentation:user-transformed="true">
          <draw:text-box>
            <text:p text:style-name="P1"><text:span text:style-name="T1">Open Educational Resources (OER) im Unterricht. Begründung und kriterienorientierte Erprobung</text:span></text:p>
          </draw:text-box>
        </draw:frame>
        <draw:frame draw:name="Google Shape;65;p13" presentation:style-name="pr2" draw:text-style-name="P3" draw:layer="layout" svg:width="24.101cm" svg:height="1.637cm" svg:x="1.142cm" svg:y="11.881cm" presentation:class="subtitle" presentation:user-transformed="true">
          <draw:text-box>
            <text:p text:style-name="P1"><text:span text:style-name="T2">Kolloquium zu einer Präsentation im Rahmen der Zweiten Staatsprüfung für das Lehramt an öffentlichen Schulen nach § 11 und § 18 der Ausbildungs- und Prüfungsverordnung für Lehrämter</text:span></text:p>
            <text:p text:style-name="P1"><text:span text:style-name="T3">24. Juni 2019</text:span></text:p>
          </draw:text-box>
        </draw:frame>
        <draw:custom-shape draw:name="Google Shape;66;p13" draw:style-name="gr1" draw:text-style-name="P4" draw:layer="layout" svg:width="10.58cm" svg:height="1.377cm" svg:x="7.355cm" svg:y="9.292cm">
          <text:p text:style-name="P1"><text:span text:style-name="T4">Dr. Hendrik Bun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p:notes" draw:style-name="gr2" draw:layer="layout" svg:width="16.933cm" svg:height="9.524cm" svg:x="1.059cm" svg:y="1.905cm" draw:page-number="1" presentation:class="page"/>
          <draw:frame draw:name="Google Shape;62;p:notes" presentation:style-name="pr3" draw:text-style-name="P5" draw:layer="layout" svg:width="15.239cm" svg:height="11.429cm" svg:x="1.905cm" svg:y="12.065cm" presentation:class="notes" presentation:placeholder="true" presentation:user-transformed="true">
            <draw:text-box/>
          </draw:frame>
        </presentation:notes>
      </draw:page>
      <draw:page draw:name="Gliederung " draw:style-name="dp1" draw:master-page-name="TITLE_5f_AND_5f_BODY" presentation:presentation-page-layout-name="AL2T1">
        <draw:frame draw:name="Google Shape;71;p14" presentation:style-name="pr4" draw:text-style-name="P7" draw:layer="layout" svg:width="23.667cm" svg:height="2.037cm" svg:x="0.866cm" svg:y="1.035cm" presentation:class="title" presentation:user-transformed="true">
          <draw:text-box>
            <text:p text:style-name="P6"><text:span text:style-name="T5">Gliederung </text:span></text:p>
          </draw:text-box>
        </draw:frame>
        <draw:frame draw:name="Google Shape;72;p14" presentation:style-name="pr5" draw:text-style-name="P9" draw:layer="layout" svg:width="23.667cm" svg:height="8.61cm" svg:x="0.866cm" svg:y="4.08cm" presentation:class="outline" presentation:user-transformed="true">
          <draw:text-box>
            <text:list text:style-name="L5">
              <text:list-item>
                <text:p text:style-name="P8"><text:span text:style-name="T6">Open Educational Resources (OER) - eine kurze Zusammenfassung</text:span></text:p>
              </text:list-item>
              <text:list-item>
                <text:p text:style-name="P8"><text:span text:style-name="T6">Projektverlauf #OER_Punk</text:span></text:p>
              </text:list-item>
              <text:list-item>
                <text:p text:style-name="P8"><text:span text:style-name="T6">Ergebnisse generell</text:span></text:p>
              </text:list-item>
              <text:list-item>
                <text:p text:style-name="P8"><text:span text:style-name="T6">Fokus: Rechtssicherheit, Team- und Sharingkultur</text:span></text:p>
              </text:list-item>
              <text:list-item>
                <text:p text:style-name="P8"><text:span text:style-name="T6">Weitere Ergebnisse (Kriterien)</text:span></text:p>
              </text:list-item>
              <text:list-item>
                <text:p text:style-name="P8"><text:span text:style-name="T6">Conclusio: Ansätze zur Weiterentwicklung</text:span></text:p>
              </text:list-item>
            </text:list>
            <text:list text:style-name="L6">
              <text:list-item>
                <text:p text:style-name="P8"><text:span text:style-name="T7">[Technische Infrastruktur]</text:span></text:p>
              </text:list-item>
            </text:list>
          </draw:text-box>
        </draw:frame>
        <presentation:notes draw:style-name="dp2">
          <draw:page-thumbnail draw:name="Google Shape;68;g5c58e26b78_0_268:notes" draw:style-name="gr2" draw:layer="layout" svg:width="16.932cm" svg:height="9.524cm" svg:x="1.059cm" svg:y="1.905cm" draw:page-number="2" presentation:class="page"/>
          <draw:frame draw:name="Google Shape;69;g5c58e26b78_0_268:notes" presentation:style-name="pr6" draw:text-style-name="P5" draw:layer="layout" svg:width="15.239cm" svg:height="11.429cm" svg:x="1.905cm" svg:y="12.065cm" presentation:class="notes" presentation:placeholder="true" presentation:user-transformed="true">
            <draw:text-box/>
          </draw:frame>
        </presentation:notes>
      </draw:page>
      <draw:page draw:name="Open Educational Resources (OER) - eine kurze Zusammenfassung" draw:style-name="dp1" draw:master-page-name="TITLE_5f_AND_5f_BODY" presentation:presentation-page-layout-name="AL2T1">
        <draw:frame draw:name="Google Shape;77;p15" presentation:style-name="pr4" draw:text-style-name="P7" draw:layer="layout" svg:width="24.377cm" svg:height="2.037cm" svg:x="0.866cm" svg:y="1.035cm" presentation:class="title" presentation:user-transformed="true">
          <draw:text-box>
            <text:p text:style-name="P6"><text:span text:style-name="T5">Open Educational Resources (OER) - eine kurze Zusammenfassung</text:span></text:p>
          </draw:text-box>
        </draw:frame>
        <draw:frame draw:name="Google Shape;78;p15" presentation:style-name="pr5" draw:text-style-name="P9" draw:layer="layout" svg:width="23.667cm" svg:height="8.61cm" svg:x="0.866cm" svg:y="4.08cm" presentation:class="outline" presentation:user-transformed="true">
          <draw:text-box>
            <text:p text:style-name="P10"><text:span text:style-name="T6">Freie Lehr- und Lernmaterialien, die unter einer offenen Lizenz stehen</text:span></text:p>
            <text:p text:style-name="P11"><text:span text:style-name="T6">Freie {Vervielfältigung, Verwendung, Verarbeitung, Vermischung, Verbreitung}</text:span></text:p>
            <text:p text:style-name="P11"><text:span text:style-name="T6">Bildungspolitisches Ziel </text:span></text:p>
            <text:p text:style-name="P11"><text:span text:style-name="T6">Kontext </text:span><text:span text:style-name="T8">Open </text:span><text:span text:style-name="T6">{Source, Access, Science, Data, Education}</text:span></text:p>
            <text:p text:style-name="P11"><text:span text:style-name="T6">Gründe: Arbeitserleichterung, Rechtssicherheit, Offenheit als pädagogischer Mehrwert</text:span></text:p>
            <text:p text:style-name="P12"><text:span text:style-name="T6"/></text:p>
          </draw:text-box>
        </draw:frame>
        <presentation:notes draw:style-name="dp2">
          <draw:page-thumbnail draw:name="Google Shape;74;g5c58e26b78_2_0:notes" draw:style-name="gr2" draw:layer="layout" svg:width="16.932cm" svg:height="9.524cm" svg:x="1.059cm" svg:y="1.905cm" draw:page-number="3" presentation:class="page"/>
          <draw:frame draw:name="Google Shape;75;g5c58e26b78_2_0:notes" presentation:style-name="pr7" draw:text-style-name="P5" draw:layer="layout" svg:width="15.239cm" svg:height="11.429cm" svg:x="1.905cm" svg:y="12.065cm" presentation:class="notes" presentation:placeholder="true" presentation:user-transformed="true">
            <draw:text-box/>
          </draw:frame>
        </presentation:notes>
      </draw:page>
      <draw:page draw:name="Projekt #OER_Punk" draw:style-name="dp1" draw:master-page-name="TITLE_5f_AND_5f_BODY" presentation:presentation-page-layout-name="AL2T1">
        <draw:frame draw:name="Google Shape;83;p16" presentation:style-name="pr4" draw:text-style-name="P7" draw:layer="layout" svg:width="23.667cm" svg:height="2.037cm" svg:x="0.866cm" svg:y="1.035cm" presentation:class="title" presentation:user-transformed="true">
          <draw:text-box>
            <text:p text:style-name="P6"><text:span text:style-name="T5">Projekt #OER_Punk</text:span></text:p>
          </draw:text-box>
        </draw:frame>
        <draw:frame draw:name="Google Shape;84;p16" presentation:style-name="pr5" draw:text-style-name="P9" draw:layer="layout" svg:width="23.667cm" svg:height="8.61cm" svg:x="0.866cm" svg:y="4.08cm" presentation:class="outline" presentation:user-transformed="true">
          <draw:text-box>
            <text:p text:style-name="P10"><text:span text:style-name="T6">Ziel: </text:span><text:span text:style-name="T8">Einfaches</text:span><text:span text:style-name="T6"> Erproben von OER im Unterricht bzw. Schulalltag und kriteriengestützte Auswertung</text:span></text:p>
            <text:p text:style-name="P11"><text:span text:style-name="T6">Kleiner Kreis von Kolleg*innen</text:span></text:p>
            <text:p text:style-name="P11"><text:span text:style-name="T6">Mikrofortbildung</text:span></text:p>
            <text:p text:style-name="P11"><text:span text:style-name="T6">Leitfadeninterviews mit zwei Kolleginnen und fünf Schüler*innen</text:span></text:p>
            <text:p text:style-name="P11"><text:span text:style-name="T6">Fächer: Biologie, Französisch, Englisch, Informatik, Politik</text:span></text:p>
            <text:p text:style-name="P11"><text:span text:style-name="T6"/></text:p>
            <text:p text:style-name="P12"><text:span text:style-name="T6"/></text:p>
          </draw:text-box>
        </draw:frame>
        <presentation:notes draw:style-name="dp2">
          <draw:page-thumbnail draw:name="Google Shape;80;g5c58e26b78_2_10:notes" draw:style-name="gr2" draw:layer="layout" svg:width="16.932cm" svg:height="9.524cm" svg:x="1.059cm" svg:y="1.905cm" draw:page-number="4" presentation:class="page"/>
          <draw:frame draw:name="Google Shape;81;g5c58e26b78_2_10:notes" presentation:style-name="pr8" draw:text-style-name="P5" draw:layer="layout" svg:width="15.239cm" svg:height="11.429cm" svg:x="1.905cm" svg:y="12.065cm" presentation:class="notes" presentation:placeholder="true" presentation:user-transformed="true">
            <draw:text-box/>
          </draw:frame>
        </presentation:notes>
      </draw:page>
      <draw:page draw:name="Projekt #OER_Punk" draw:style-name="dp1" draw:master-page-name="TITLE_5f_AND_5f_BODY" presentation:presentation-page-layout-name="AL2T1">
        <draw:frame draw:name="Google Shape;89;p17" presentation:style-name="pr4" draw:text-style-name="P7" draw:layer="layout" svg:width="23.667cm" svg:height="2.037cm" svg:x="0.866cm" svg:y="1.035cm" presentation:class="title" presentation:user-transformed="true">
          <draw:text-box>
            <text:p text:style-name="P6"><text:span text:style-name="T5">Projekt #OER_Punk</text:span></text:p>
          </draw:text-box>
        </draw:frame>
        <draw:frame draw:name="Google Shape;90;p17" presentation:style-name="pr5" draw:text-style-name="P9" draw:layer="layout" svg:width="23.667cm" svg:height="8.61cm" svg:x="0.866cm" svg:y="4.08cm" presentation:class="outline" presentation:user-transformed="true">
          <draw:text-box>
            <text:p text:style-name="P10"><text:span text:style-name="T6">Ziel: </text:span><text:span text:style-name="T8">Einfaches</text:span><text:span text:style-name="T6"> Erproben von OER im Unterricht bzw. Schulalltag und kriteriengestützte Auswertung</text:span></text:p>
            <text:p text:style-name="P11"><text:span text:style-name="T6">Kleiner Kreis von Kolleg*innen</text:span></text:p>
            <text:p text:style-name="P11"><text:span text:style-name="T6">Mikrofortbildung</text:span></text:p>
            <text:p text:style-name="P11"><text:span text:style-name="T6">Leitfadeninterviews mit zwei Kolleginnen und fünf Schüler*innen</text:span></text:p>
            <text:p text:style-name="P11"><text:span text:style-name="T6">Fächer: Biologie, Französisch, Englisch, Informatik, Politik</text:span></text:p>
            <text:p text:style-name="P11"><text:span text:style-name="T6"/></text:p>
            <text:p text:style-name="P12"><text:span text:style-name="T6"/></text:p>
          </draw:text-box>
        </draw:frame>
        <presentation:notes draw:style-name="dp2">
          <draw:page-thumbnail draw:name="Google Shape;86;g5b901559f5_1_0:notes" draw:style-name="gr2" draw:layer="layout" svg:width="16.932cm" svg:height="9.524cm" svg:x="1.059cm" svg:y="1.905cm" draw:page-number="5" presentation:class="page"/>
          <draw:frame draw:name="Google Shape;87;g5b901559f5_1_0:notes" presentation:style-name="pr9" draw:text-style-name="P5" draw:layer="layout" svg:width="15.239cm" svg:height="11.429cm" svg:x="1.905cm" svg:y="12.065cm" presentation:class="notes" presentation:placeholder="true" presentation:user-transformed="true">
            <draw:text-box/>
          </draw:frame>
        </presentation:notes>
      </draw:page>
      <draw:page draw:name="Ergebnisse: Generell" draw:style-name="dp1" draw:master-page-name="TITLE_5f_AND_5f_BODY" presentation:presentation-page-layout-name="AL2T1">
        <draw:frame draw:name="Google Shape;95;p18" presentation:style-name="pr4" draw:text-style-name="P7" draw:layer="layout" svg:width="23.667cm" svg:height="2.037cm" svg:x="0.866cm" svg:y="1.035cm" presentation:class="title" presentation:user-transformed="true">
          <draw:text-box>
            <text:p text:style-name="P6"><text:span text:style-name="T5">Ergebnisse: Generell</text:span></text:p>
          </draw:text-box>
        </draw:frame>
        <draw:frame draw:name="Google Shape;96;p18" presentation:style-name="pr5" draw:text-style-name="P9" xml:id="id1" draw:id="id1" draw:layer="layout" svg:width="23.667cm" svg:height="8.61cm" svg:x="0.866cm" svg:y="4.08cm" presentation:class="outline" presentation:user-transformed="true">
          <draw:text-box>
            <text:p text:style-name="P10"><text:span text:style-name="T6">Beschäftigung mit OER führt bei LuL und SuS zu </text:span><text:span text:style-name="T9">Problembewusstsein</text:span><text:span text:style-name="T6"> bzgl. des eigenen und schulischen Umgangs mit Urheberrecht.</text:span></text:p>
            <text:p text:style-name="P11"><text:span text:style-name="T6"/></text:p>
            <text:p text:style-name="P11"><text:span text:style-name="T6"/></text:p>
            <text:p text:style-name="P12"><text:span text:style-name="T6"/></text:p>
          </draw:text-box>
        </draw:frame>
        <draw:custom-shape draw:name="Google Shape;97;p18" draw:style-name="gr3" draw:text-style-name="P13" xml:id="id3" draw:id="id3" draw:layer="layout" svg:width="4.792cm" svg:height="2.867cm" svg:x="1.785cm" svg:y="10.359cm">
          <text:p text:style-name="P6"><text:span text:style-name="T10">"Das zeigt mir mal, wieviele Sachen eben </text:span><text:span text:style-name="T11">nicht</text:span><text:span text:style-name="T10"> frei verfügbar sin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8;p18" draw:style-name="gr3" draw:text-style-name="P13" xml:id="id2" draw:id="id2" draw:layer="layout" svg:width="5.767cm" svg:height="2.688cm" svg:x="8.773cm" svg:y="10.359cm">
          <text:p text:style-name="P6"><text:span text:style-name="T10">"Ich hab mir da bisher auch noch gar keine Gedanken drüber gemach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9;p18" draw:style-name="gr4" draw:text-style-name="P14" xml:id="id5" draw:id="id5" draw:layer="layout" svg:width="6.681cm" svg:height="2.539cm" svg:x="8.339cm" svg:y="6.941cm">
          <text:p text:style-name="P6"><text:span text:style-name="T12">"Zu Unterrichtszwecken muss doch alles frei sein, eigentlich..."</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0;p18" draw:style-name="gr4" draw:text-style-name="P14" xml:id="id4" draw:id="id4" draw:layer="layout" svg:width="6.681cm" svg:height="2.781cm" svg:x="15.859cm" svg:y="10.224cm">
          <text:p text:style-name="P6"><text:span text:style-name="T10">"Früher hab ich halt, wenn ich z.B. Einstein gesucht habe, bei Google Bilder gesucht, das erste genommen und gu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 smil:attributeName="visibility" smil:to="visible"/>
                  <anim:animate smil:dur="0.001s" smil:targetElement="id2"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 smil:attributeName="visibility" smil:to="visible"/>
                  <anim:animate smil:dur="0.001s" smil:targetElement="id3"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 smil:attributeName="visibility" smil:to="visible"/>
                  <anim:animate smil:dur="0.001s" smil:targetElement="id4"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 smil:attributeName="visibility" smil:to="visible"/>
                  <anim:animate smil:dur="0.2s" smil:targetElement="id5" smil:attributeName="y" smil:values="y+1;y" smil:keyTimes="0;1"/>
                </anim:par>
              </anim:par>
            </anim:par>
          </anim:seq>
        </anim:par>
        <presentation:notes draw:style-name="dp2">
          <draw:page-thumbnail draw:name="Google Shape;92;g5c58e26b78_2_15:notes" draw:style-name="gr2" draw:layer="layout" svg:width="16.932cm" svg:height="9.524cm" svg:x="1.059cm" svg:y="1.905cm" draw:page-number="6" presentation:class="page"/>
          <draw:frame draw:name="Google Shape;93;g5c58e26b78_2_15:notes" presentation:style-name="pr10" draw:text-style-name="P5" draw:layer="layout" svg:width="15.239cm" svg:height="11.429cm" svg:x="1.905cm" svg:y="12.065cm" presentation:class="notes" presentation:placeholder="true" presentation:user-transformed="true">
            <draw:text-box/>
          </draw:frame>
        </presentation:notes>
      </draw:page>
      <draw:page draw:name="Ergebnisse: Generell" draw:style-name="dp1" draw:master-page-name="TITLE_5f_AND_5f_BODY" presentation:presentation-page-layout-name="AL2T1">
        <draw:frame draw:name="Google Shape;105;p19" presentation:style-name="pr4" draw:text-style-name="P7" draw:layer="layout" svg:width="23.667cm" svg:height="2.037cm" svg:x="0.866cm" svg:y="1.035cm" presentation:class="title" presentation:user-transformed="true">
          <draw:text-box>
            <text:p text:style-name="P6"><text:span text:style-name="T5">Ergebnisse: Generell</text:span></text:p>
          </draw:text-box>
        </draw:frame>
        <draw:frame draw:name="Google Shape;106;p19" presentation:style-name="pr5" draw:text-style-name="P9" draw:layer="layout" svg:width="23.667cm" svg:height="8.61cm" svg:x="1.048cm" svg:y="4.158cm" presentation:class="outline" presentation:user-transformed="true">
          <draw:text-box>
            <text:p text:style-name="P10"><text:span text:style-name="T6">Die </text:span><text:span text:style-name="T9">Nutzung bleibt passiv</text:span><text:span text:style-name="T6"> und beschränkt auf unterrichtsinterne Zwecke. Veränderung und </text:span><text:span text:style-name="T9">Veröffentlichung</text:span><text:span text:style-name="T6"> wird nicht praktiziert, Potenzial wird aber gesehen.</text:span></text:p>
            <text:p text:style-name="P12"><text:span text:style-name="T6"/></text:p>
          </draw:text-box>
        </draw:frame>
        <draw:custom-shape draw:name="Google Shape;107;p19" draw:style-name="gr4" draw:text-style-name="P14" xml:id="id6" draw:id="id6" draw:layer="layout" svg:width="7.49cm" svg:height="4.507cm" svg:x="0.435cm" svg:y="7.566cm">
          <text:p text:style-name="P1"><text:span text:style-name="T13">SuS: </text:span><text:span text:style-name="T14"><text:line-break/></text:span><text:span text:style-name="T14">Bilder! (illustrativ, deskriptiv)</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p19" draw:style-name="gr5" draw:text-style-name="P15" xml:id="id7" draw:id="id7" draw:layer="layout" svg:width="0.008cm" svg:height="2.444cm" draw:transform="rotate (-3.14159265358979) translate (4.31cm 7.541cm)">
          <text:p/>
          <draw:enhanced-geometry draw:mirror-horizontal="false" draw:mirror-vertical="false" svg:viewBox="0 0 21600 21600" draw:type="mso-spt32" draw:enhanced-path="M 0 0 L 21600 21600 N"/>
        </draw:custom-shape>
        <draw:custom-shape draw:name="Google Shape;109;p19" draw:style-name="gr3" draw:text-style-name="P13" xml:id="id8" draw:id="id8" draw:layer="layout" svg:width="7.49cm" svg:height="3.652cm" svg:x="8.955cm" svg:y="9.398cm">
          <text:p text:style-name="P1"><text:span text:style-name="T13">LuL:</text:span><text:span text:style-name="T14"><text:line-break/></text:span><text:span text:style-name="T14">Text, Bild (deskriptiv)</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0;p19" draw:style-name="gr6" draw:text-style-name="P15" xml:id="id9" draw:id="id9" draw:layer="layout" svg:width="7.259cm" svg:height="4.301cm" draw:transform="rotate (-3.14159265358979) translate (12.7cm 9.398cm)">
          <text:p/>
          <draw:enhanced-geometry draw:mirror-horizontal="false" draw:mirror-vertical="false" svg:viewBox="0 0 21600 21600" draw:type="mso-spt32" draw:enhanced-path="M 0 0 L 21600 21600 N"/>
        </draw:custom-shape>
        <draw:custom-shape draw:name="Google Shape;111;p19" draw:style-name="gr3" draw:text-style-name="P13" xml:id="id10" draw:id="id10" draw:layer="layout" svg:width="7.622cm" svg:height="4.789cm" svg:x="16.885cm" svg:y="7.425cm">
          <text:p text:style-name="P6"><text:span text:style-name="T10">"Wir produzieren eigentlich Sachen für Papiermüll. Schüler machen Plakate, stecken </text:span><text:span text:style-name="T11">so</text:span><text:span text:style-name="T10"> viel Arbeit da rein, dass es eigentlich ein Jammer ist, dass da nur einmal der Lehrer drauf guckt, Note drunter schreibt und sagt, ist gut."</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2;p19" draw:style-name="gr7" draw:text-style-name="P15" xml:id="id11" draw:id="id11" draw:layer="layout" svg:width="0.027cm" svg:height="1.522cm" draw:transform="rotate (-3.14159265358979) translate (20.697cm 7.425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6" smil:attributeName="visibility" smil:to="visible"/>
                  <anim:animate smil:dur="0.5s" smil:targetElement="id6"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7" smil:attributeName="visibility" smil:to="visible"/>
                  <anim:animate smil:dur="0.5s" smil:targetElement="id7"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 smil:attributeName="visibility" smil:to="visible"/>
                  <anim:animate smil:dur="0.5s" smil:targetElement="id8" smil:attributeName="y" smil:values="y+1;y" smil:keyTimes="0;1"/>
                </anim:par>
                <anim:par smil:begin="0s" smil:fill="hold" presentation:node-type="with-previous" presentation:preset-class="entrance" presentation:preset-id="ooo-entrance-fly-in" presentation:preset-sub-type="from-bottom">
                  <anim:set smil:begin="0s" smil:dur="0.001s" smil:fill="hold" smil:targetElement="id9" smil:attributeName="visibility" smil:to="visible"/>
                  <anim:animate smil:dur="0.5s" smil:targetElement="id9"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0" smil:attributeName="visibility" smil:to="visible"/>
                  <anim:animate smil:dur="0.5s" smil:targetElement="id10" smil:attributeName="x" smil:values="x+1;x" smil:keyTimes="0;1"/>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seq>
        </anim:par>
        <presentation:notes draw:style-name="dp2">
          <draw:page-thumbnail draw:name="Google Shape;102;g5c58e26b78_2_53:notes" draw:style-name="gr2" draw:layer="layout" svg:width="16.932cm" svg:height="9.524cm" svg:x="1.059cm" svg:y="1.905cm" draw:page-number="7" presentation:class="page"/>
          <draw:frame draw:name="Google Shape;103;g5c58e26b78_2_53:notes" presentation:style-name="pr11" draw:text-style-name="P5" draw:layer="layout" svg:width="15.239cm" svg:height="11.429cm" svg:x="1.905cm" svg:y="12.065cm" presentation:class="notes" presentation:placeholder="true" presentation:user-transformed="true">
            <draw:text-box/>
          </draw:frame>
        </presentation:notes>
      </draw:page>
      <draw:page draw:name="Ergebnisse: Generell" draw:style-name="dp1" draw:master-page-name="TITLE_5f_AND_5f_BODY" presentation:presentation-page-layout-name="AL2T1">
        <draw:frame draw:name="Google Shape;117;p20" presentation:style-name="pr4" draw:text-style-name="P7" draw:layer="layout" svg:width="23.667cm" svg:height="2.037cm" svg:x="0.866cm" svg:y="1.035cm" presentation:class="title" presentation:user-transformed="true">
          <draw:text-box>
            <text:p text:style-name="P6"><text:span text:style-name="T5">Ergebnisse: Generell</text:span></text:p>
          </draw:text-box>
        </draw:frame>
        <draw:frame draw:name="Google Shape;118;p20" presentation:style-name="pr5" draw:text-style-name="P9" draw:layer="layout" svg:width="23.667cm" svg:height="8.61cm" svg:x="0.866cm" svg:y="4.08cm" presentation:class="outline" presentation:user-transformed="true">
          <draw:text-box>
            <text:p text:style-name="P10"><text:span text:style-name="T6">OER werden als </text:span><text:span text:style-name="T9">Chance </text:span><text:span text:style-name="T6">für Schule wahrgenommen.</text:span></text:p>
            <text:p text:style-name="P12"><text:span text:style-name="T6"/></text:p>
          </draw:text-box>
        </draw:frame>
        <draw:custom-shape draw:name="Google Shape;119;p20" draw:style-name="gr8" draw:text-style-name="P16" xml:id="id13" draw:id="id13" draw:layer="layout" svg:width="6.61cm" svg:height="2.382cm" svg:x="3.451cm" svg:y="7.976cm">
          <text:p text:style-name="P1"><text:span text:style-name="T13">Rechtssicherhe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0" draw:style-name="gr8" draw:text-style-name="P16" xml:id="id14" draw:id="id14" draw:layer="layout" svg:width="5.836cm" svg:height="2.382cm" svg:x="12.7cm" svg:y="8.018cm">
          <text:p text:style-name="P1"><text:span text:style-name="T13">Team- und Sharingkult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20" draw:style-name="gr9" draw:text-style-name="P15" xml:id="id12" draw:id="id12" draw:layer="layout" svg:width="0.991cm" svg:height="2.879cm" draw:transform="rotate (-3.14159265358979) translate (7.746cm 7.976cm)">
          <text:p/>
          <draw:enhanced-geometry draw:mirror-horizontal="true" draw:mirror-vertical="false" svg:viewBox="0 0 21600 21600" draw:type="mso-spt32" draw:enhanced-path="M 0 0 L 21600 21600 N"/>
        </draw:custom-shape>
        <draw:custom-shape draw:name="Google Shape;122;p20" draw:style-name="gr9" draw:text-style-name="P15" xml:id="id15" draw:id="id15" draw:layer="layout" svg:width="6.908cm" svg:height="2.973cm" draw:transform="rotate (-3.14159265358979) translate (15.618cm 8.018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2" smil:attributeName="visibility" smil:to="visible"/>
                  <anim:animate smil:dur="0.5s" smil:targetElement="id12"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3" smil:attributeName="visibility" smil:to="visible"/>
                  <anim:animate smil:dur="0.5s" smil:targetElement="id13"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4" smil:attributeName="visibility" smil:to="visible"/>
                  <anim:animate smil:dur="0.001s" smil:targetElement="id14" smil:attributeName="x" smil:values="x+1;x" smil:keyTimes="0;1"/>
                </anim:par>
                <anim:par smil:begin="0s" smil:fill="hold" presentation:node-type="with-previous" presentation:preset-class="entrance" presentation:preset-id="ooo-entrance-fly-in" presentation:preset-sub-type="from-right">
                  <anim:set smil:begin="0s" smil:dur="0.001s" smil:fill="hold" smil:targetElement="id15" smil:attributeName="visibility" smil:to="visible"/>
                  <anim:animate smil:dur="0.001s" smil:targetElement="id15" smil:attributeName="x" smil:values="x+1;x" smil:keyTimes="0;1"/>
                </anim:par>
              </anim:par>
            </anim:par>
          </anim:seq>
        </anim:par>
        <presentation:notes draw:style-name="dp2">
          <draw:page-thumbnail draw:name="Google Shape;114;g5c58e26b78_2_209:notes" draw:style-name="gr2" draw:layer="layout" svg:width="16.932cm" svg:height="9.524cm" svg:x="1.059cm" svg:y="1.905cm" draw:page-number="8" presentation:class="page"/>
          <draw:frame draw:name="Google Shape;115;g5c58e26b78_2_209:notes" presentation:style-name="pr12" draw:text-style-name="P5" draw:layer="layout" svg:width="15.239cm" svg:height="11.429cm" svg:x="1.905cm" svg:y="12.065cm" presentation:class="notes" presentation:placeholder="true" presentation:user-transformed="true">
            <draw:text-box/>
          </draw:frame>
        </presentation:notes>
      </draw:page>
      <draw:page draw:name="Rechtssicherheit" draw:style-name="dp3" draw:master-page-name="TITLE_5f_AND_5f_BODY" presentation:presentation-page-layout-name="AL2T1" xml:id="id16" draw:id="id16">
        <draw:frame draw:name="Google Shape;127;p21" presentation:style-name="pr4" draw:text-style-name="P7" draw:layer="layout" svg:width="23.667cm" svg:height="2.037cm" svg:x="0.866cm" svg:y="1.035cm" presentation:class="title" presentation:user-transformed="true">
          <draw:text-box>
            <text:p text:style-name="P6"><text:span text:style-name="T5">Rechtssicherheit</text:span></text:p>
          </draw:text-box>
        </draw:frame>
        <draw:frame draw:name="Google Shape;128;p21" presentation:style-name="pr5" draw:text-style-name="P9" draw:layer="layout" svg:width="23.667cm" svg:height="8.61cm" svg:x="0.866cm" svg:y="4.08cm" presentation:class="outline" presentation:user-transformed="true">
          <draw:text-box>
            <text:p xml:id="id17" text:id="id17" text:style-name="P10"><text:span text:style-name="T6">Für LuL und SuS </text:span><text:span text:style-name="T9">der wichtigste Grund </text:span><text:span text:style-name="T6">für OER.</text:span></text:p>
            <text:p xml:id="id18" text:id="id18" text:style-name="P11"><text:span text:style-name="T6">Gleichzeitig auch der zentrale Zugang. Alle anderen Aspekte sind sekundär und </text:span><text:span text:style-name="T8">zunächst</text:span><text:span text:style-name="T6"> subjektiv nicht bedeutsam.</text:span></text:p>
            <text:p xml:id="id19" text:id="id19" text:style-name="P12"><text:span text:style-name="T6"/></text:p>
          </draw:text-box>
        </draw:frame>
        <draw:custom-shape draw:name="Google Shape;129;p21" draw:style-name="gr3" draw:text-style-name="P13" xml:id="id20" draw:id="id20" draw:layer="layout" svg:width="6.527cm" svg:height="4.753cm" svg:x="1.449cm" svg:y="8.672cm">
          <text:p text:style-name="P6"><text:span text:style-name="T12">Methodische Hilfe</text:span></text:p>
          <text:p text:style-name="P6"><text:span text:style-name="T15"><text:line-break/></text:span><text:span text:style-name="T15">“</text:span><text:span text:style-name="T15">Und da war sehr hilfreich, die (frei lizensierten) Seiten anzugucken, die sie frei, ohne drüber nachzudenken nutzen können. Das haben die SuS auch zurückgemeldet, dass sie das sehr gut fanden, dass sie überhaupt mal wissen, man kann sich an solchen Symbolen orientieren, man kann das bewusst so einstellen, dass man nur solche Seiten "ausgespuckt" kriegt, und dass das entspannt, weil man nicht drüber nachdenken muss, ob das jetzt legal ist oder nic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21" draw:style-name="gr4" draw:text-style-name="P14" xml:id="id21" draw:id="id21" draw:layer="layout" svg:width="6.527cm" svg:height="4.753cm" svg:x="8.869cm" svg:y="8.672cm">
          <text:p text:style-name="P6"><text:span text:style-name="T12">Bewusste Entscheidung</text:span><text:span text:style-name="T12"><text:line-break/></text:span><text:span text:style-name="T12"><text:line-break/></text:span><text:span text:style-name="T15">“Ich hab das vorher nicht gewusst, aber jetzt nehm’ ich nur noch freie Bilder, auch wenn ich dann vielleicht nicht ganz das passende fin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21" draw:style-name="gr3" draw:text-style-name="P13" xml:id="id22" draw:id="id22" draw:layer="layout" svg:width="6.527cm" svg:height="4.753cm" svg:x="16.429cm" svg:y="8.672cm">
          <text:p text:style-name="P6"><text:span text:style-name="T12">Arbeitserleichterung</text:span></text:p>
          <text:p text:style-name="P6"><text:span text:style-name="T15"><text:line-break/></text:span><text:span text:style-name="T15">“</text:span><text:span text:style-name="T15">Kann auch was heilsames haben: wir nutzen nur rechtlich sichere Quellen. Würde ja entspann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6.begin">
            <anim:transitionFilter smil:dur="3s" smil:type="miscShapeWipe" smil:subtype="cornersOut"/>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7" anim:sub-item="text" smil:attributeName="visibility" smil:to="visible"/>
                  <anim:animate smil:dur="0.5s" smil:targetElement="id17"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8" anim:sub-item="text" smil:attributeName="visibility" smil:to="visible"/>
                  <anim:animate smil:dur="0.5s" smil:targetElement="id18"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9" anim:sub-item="text" smil:attributeName="visibility" smil:to="visible"/>
                  <anim:animate smil:dur="0.5s" smil:targetElement="id19"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0" smil:attributeName="visibility" smil:to="visible"/>
                  <anim:animate smil:dur="0.5s" smil:targetElement="id20"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1" smil:attributeName="visibility" smil:to="visible"/>
                  <anim:animate smil:dur="0.5s" smil:targetElement="id21"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2" smil:attributeName="visibility" smil:to="visible"/>
                  <anim:animate smil:dur="0.5s" smil:targetElement="id22" smil:attributeName="x" smil:values="x+1;x" smil:keyTimes="0;1"/>
                </anim:par>
              </anim:par>
            </anim:par>
          </anim:seq>
        </anim:par>
        <presentation:notes draw:style-name="dp2">
          <draw:page-thumbnail draw:name="Google Shape;124;g5c58e26b78_2_198:notes" draw:style-name="gr2" draw:layer="layout" svg:width="16.932cm" svg:height="9.524cm" svg:x="1.059cm" svg:y="1.905cm" draw:page-number="9" presentation:class="page"/>
          <draw:frame draw:name="Google Shape;125;g5c58e26b78_2_198:notes" presentation:style-name="pr13" draw:text-style-name="P5" draw:layer="layout" svg:width="15.239cm" svg:height="11.429cm" svg:x="1.905cm" svg:y="12.065cm" presentation:class="notes" presentation:placeholder="true" presentation:user-transformed="true">
            <draw:text-box/>
          </draw:frame>
        </presentation:notes>
      </draw:page>
      <draw:page draw:name="Team- und Sharingkultur" draw:style-name="dp4" draw:master-page-name="TITLE_5f_AND_5f_BODY" presentation:presentation-page-layout-name="AL2T1" xml:id="id23" draw:id="id23">
        <draw:frame draw:name="Google Shape;136;p22" presentation:style-name="pr4" draw:text-style-name="P7" draw:layer="layout" svg:width="23.667cm" svg:height="2.037cm" svg:x="0.866cm" svg:y="1.035cm" presentation:class="title" presentation:user-transformed="true">
          <draw:text-box>
            <text:p text:style-name="P6"><text:span text:style-name="T5">Team- und Sharingkultur</text:span></text:p>
          </draw:text-box>
        </draw:frame>
        <draw:frame draw:name="Google Shape;137;p22" presentation:style-name="pr5" draw:text-style-name="P9" draw:layer="layout" svg:width="23.667cm" svg:height="8.61cm" svg:x="0.866cm" svg:y="4.08cm" presentation:class="outline" presentation:user-transformed="true">
          <draw:text-box>
            <text:p xml:id="id24" text:id="id24" text:style-name="P10"><text:span text:style-name="T9">Teamorientierung</text:span><text:span text:style-name="T6"> fehlt in (dieser) Schule prinzipiell.</text:span></text:p>
            <text:p xml:id="id25" text:id="id25" text:style-name="P11"><text:span text:style-name="T6">Das </text:span><text:span text:style-name="T9">Teilen</text:span><text:span text:style-name="T6"> von Arbeitsmaterial unter LuL ist selten, eher zufällig und privat.</text:span></text:p>
            <text:p xml:id="id26" text:id="id26" text:style-name="P11"><text:span text:style-name="T9">Gründe:</text:span><text:span text:style-name="T6"> Angst vor Beurteilung und Fehlern, Qualitätsanspruch, Arbeitsaufwand, fehlende Arbeitsprozesse, fehlende Infrastruktur ⇒ (ähnlich wie in Wissenschaft).</text:span></text:p>
            <text:p xml:id="id27" text:id="id27" text:style-name="P12"><text:span text:style-name="T6">Aber: die </text:span><text:span text:style-name="T9">Notwendigkeit</text:span><text:span text:style-name="T6"> wird gesehen.</text:span></text:p>
          </draw:text-box>
        </draw:frame>
        <draw:custom-shape draw:name="Google Shape;138;p22" draw:style-name="gr3" draw:text-style-name="P13" xml:id="id28" draw:id="id28" draw:layer="layout" svg:width="7.902cm" svg:height="2.037cm" svg:x="16.631cm" svg:y="11.236cm">
          <text:p text:style-name="P6"><text:span text:style-name="T16">“</text:span><text:span text:style-name="T16">Wie bekloppt ist das, jedes Arbeitsblatt immer selber neu zu gestalte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par smil:begin="id23.begin">
            <anim:transitionFilter smil:dur="2s" smil:type="miscShapeWipe" smil:subtype="cornersOut"/>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4" anim:sub-item="text" smil:attributeName="visibility" smil:to="visible"/>
                  <anim:animate smil:dur="0.5s" smil:targetElement="id24"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5" anim:sub-item="text" smil:attributeName="visibility" smil:to="visible"/>
                  <anim:animate smil:dur="0.5s" smil:targetElement="id25"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6" anim:sub-item="text" smil:attributeName="visibility" smil:to="visible"/>
                  <anim:animate smil:dur="0.5s" smil:targetElement="id26"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7" anim:sub-item="text" smil:attributeName="visibility" smil:to="visible"/>
                  <anim:animate smil:dur="0.5s" smil:targetElement="id27"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8" smil:attributeName="visibility" smil:to="visible"/>
                  <anim:animate smil:dur="0.5s" smil:targetElement="id28" smil:attributeName="y" smil:values="y+1;y" smil:keyTimes="0;1"/>
                </anim:par>
              </anim:par>
            </anim:par>
          </anim:seq>
        </anim:par>
        <presentation:notes draw:style-name="dp2">
          <draw:page-thumbnail draw:name="Google Shape;133;g5c58e26b78_2_220:notes" draw:style-name="gr2" draw:layer="layout" svg:width="16.932cm" svg:height="9.524cm" svg:x="1.059cm" svg:y="1.905cm" draw:page-number="10" presentation:class="page"/>
          <draw:frame draw:name="Google Shape;134;g5c58e26b78_2_220:notes" presentation:style-name="pr14" draw:text-style-name="P5" draw:layer="layout" svg:width="15.239cm" svg:height="11.429cm" svg:x="1.905cm" svg:y="12.065cm" presentation:class="notes" presentation:placeholder="true" presentation:user-transformed="true">
            <draw:text-box/>
          </draw:frame>
        </presentation:notes>
      </draw:page>
      <draw:page draw:name="Weitere Kriterien" draw:style-name="dp1" draw:master-page-name="TITLE_5f_AND_5f_BODY" presentation:presentation-page-layout-name="AL2T1">
        <draw:frame draw:name="Google Shape;143;p23" presentation:style-name="pr4" draw:text-style-name="P7" draw:layer="layout" svg:width="23.667cm" svg:height="2.037cm" svg:x="0.866cm" svg:y="1.035cm" presentation:class="title" presentation:user-transformed="true">
          <draw:text-box>
            <text:p text:style-name="P6"><text:span text:style-name="T5">Weitere Kriterien</text:span></text:p>
          </draw:text-box>
        </draw:frame>
        <draw:custom-shape draw:name="Google Shape;144;p23" draw:style-name="gr10" draw:text-style-name="P17" xml:id="id29" draw:id="id29" draw:layer="layout" svg:width="5.867cm" svg:height="5.024cm" svg:x="0.866cm" svg:y="4.368cm">
          <text:p text:style-name="P10"><text:span text:style-name="T17">Arbeitserleichterung</text:span><text:span text:style-name="T17"><text:line-break/></text:span><text:span text:style-name="T2">- ergibt sich zunächst primär aus Rechtssicherheit</text:span><text:span text:style-name="T2"><text:line-break/></text:span><text:span text:style-name="T2">- Potential wird in besseren Team- und Sharingstrukturen gesehen</text:span></text:p>
          <text:p text:style-name="P12"><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23" draw:style-name="gr10" draw:text-style-name="P17" xml:id="id30" draw:id="id30" draw:layer="layout" svg:width="5.867cm" svg:height="5.024cm" svg:x="7.053cm" svg:y="3.194cm">
          <text:p text:style-name="P10"><text:span text:style-name="T17">Auffindbarkeit</text:span><text:span text:style-name="T17"><text:line-break/></text:span><text:span text:style-name="T2">- für LuL und SuS generell unproblematisch</text:span><text:span text:style-name="T2"><text:line-break/></text:span><text:span text:style-name="T2">- Problem für LuL: Quantität und Qualität</text:span><text:span text:style-name="T2"><text:line-break/></text:span><text:span text:style-name="T2">- Problem für SuS: Qualitäts</text:span><text:span text:style-name="T18">bewertung</text:span></text:p>
          <text:p text:style-name="P12"><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23" draw:style-name="gr10" draw:text-style-name="P17" xml:id="id31" draw:id="id31" draw:layer="layout" svg:width="5.867cm" svg:height="5.024cm" svg:x="5.845cm" svg:y="8.219cm">
          <text:p text:style-name="P10"><text:span text:style-name="T17">Veränderbarkeit</text:span><text:span text:style-name="T17"><text:line-break/></text:span><text:span text:style-name="T2">- im Alltag noch unbedeutend</text:span><text:span text:style-name="T2"><text:line-break/></text:span><text:span text:style-name="T2">- SuS und LuL sehen aber das Potential im Hinblick auf kollektive Bearbeitung und Weiterentwicklung von Material</text:span><text:span text:style-name="T2"><text:line-break/></text:span><text:span text:style-name="T2"><text:line-break/></text:span><text:span text:style-name="T2"> </text:span></text:p>
          <text:p text:style-name="P12"><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23" draw:style-name="gr10" draw:text-style-name="P17" xml:id="id32" draw:id="id32" draw:layer="layout" svg:width="5.867cm" svg:height="5.024cm" svg:x="12.7cm" svg:y="6.427cm">
          <text:p text:style-name="P10"><text:span text:style-name="T17">Veröffentlichung</text:span><text:span text:style-name="T17"><text:line-break/></text:span><text:span text:style-name="T2">- im Alltag noch unbedeutend</text:span><text:span text:style-name="T2"><text:line-break/></text:span><text:span text:style-name="T2">- Potential, auch das pädagogische, wird gesehen</text:span><text:span text:style-name="T2"><text:line-break/></text:span><text:span text:style-name="T2"><text:line-break/></text:span><text:span text:style-name="T2"> </text:span></text:p>
          <text:p text:style-name="P12"><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23" draw:style-name="gr10" draw:text-style-name="P17" xml:id="id33" draw:id="id33" draw:layer="layout" svg:width="5.867cm" svg:height="9.562cm" svg:x="18.414cm" svg:y="3.194cm">
          <text:p text:style-name="P10"><text:span text:style-name="T17">Lernprozesse und Kompetenzen</text:span><text:span text:style-name="T17"><text:line-break/></text:span><text:span text:style-name="T2">- entstehen zunächst aus der Frage der Rechtssicherheit</text:span><text:span text:style-name="T2"><text:line-break/></text:span><text:span text:style-name="T2">- inhaltliche Bewertung als Problem und Kompetenz</text:span><text:span text:style-name="T2"><text:line-break/></text:span><text:span text:style-name="T2">- Aber: insgesamt Nutzung von OER im ‘klassischen’ Rahmen. Offenheit und <text:s/>Veränderbarkeit als Voraussetzung von individuellem Lernen nicht bewusst</text:span><text:span text:style-name="T2"><text:line-break/></text:span><text:span text:style-name="T2"><text:line-break/></text:span><text:span text:style-name="T2"> </text:span></text:p>
          <text:p text:style-name="P12"><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9" smil:attributeName="visibility" smil:to="visible"/>
                  <anim:animate smil:dur="0.5s" smil:targetElement="id29"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0" smil:attributeName="visibility" smil:to="visible"/>
                  <anim:animate smil:dur="0.5s" smil:targetElement="id30"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1" smil:attributeName="visibility" smil:to="visible"/>
                  <anim:animate smil:dur="0.5s" smil:targetElement="id31"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2" smil:attributeName="visibility" smil:to="visible"/>
                  <anim:animate smil:dur="0.5s" smil:targetElement="id32"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3" smil:attributeName="visibility" smil:to="visible"/>
                  <anim:animate smil:dur="0.5s" smil:targetElement="id33" smil:attributeName="x" smil:values="x+1;x" smil:keyTimes="0;1"/>
                </anim:par>
              </anim:par>
            </anim:par>
          </anim:seq>
        </anim:par>
        <presentation:notes draw:style-name="dp2">
          <draw:page-thumbnail draw:name="Google Shape;140;g5c58e26b78_2_25:notes" draw:style-name="gr2" draw:layer="layout" svg:width="16.932cm" svg:height="9.524cm" svg:x="1.059cm" svg:y="1.905cm" draw:page-number="11" presentation:class="page"/>
          <draw:frame draw:name="Google Shape;141;g5c58e26b78_2_25:notes" presentation:style-name="pr15" draw:text-style-name="P5" draw:layer="layout" svg:width="15.239cm" svg:height="11.429cm" svg:x="1.905cm" svg:y="12.065cm" presentation:class="notes" presentation:placeholder="true" presentation:user-transformed="true">
            <draw:text-box/>
          </draw:frame>
        </presentation:notes>
      </draw:page>
      <draw:page draw:name="Conclusio: Ansätze zur Weiterentwicklung: die 4 ells" draw:style-name="dp1" draw:master-page-name="TITLE_5f_AND_5f_BODY" presentation:presentation-page-layout-name="AL2T1">
        <draw:frame draw:name="Google Shape;153;p24" presentation:style-name="pr4" draw:text-style-name="P7" draw:layer="layout" svg:width="23.667cm" svg:height="2.037cm" svg:x="0.866cm" svg:y="1.035cm" presentation:class="title" presentation:user-transformed="true">
          <draw:text-box>
            <text:p text:style-name="P6"><text:span text:style-name="T5">Conclusio: Ansätze zur Weiterentwicklung: die 4 </text:span><text:span text:style-name="T19">ell</text:span><text:span text:style-name="T5">s</text:span></text:p>
          </draw:text-box>
        </draw:frame>
        <draw:frame draw:name="Google Shape;154;p24" presentation:style-name="pr5" draw:text-style-name="P9" draw:layer="layout" svg:width="23.667cm" svg:height="7.178cm" svg:x="0.866cm" svg:y="5.512cm" presentation:class="outline" presentation:user-transformed="true">
          <draw:text-box>
            <text:p xml:id="id34" text:id="id34" text:style-name="P10"><text:span text:style-name="T20">ideell:</text:span><text:span text:style-name="T21"> Rechtssicherheit =&gt; Mikrofortbildung</text:span></text:p>
            <text:p xml:id="id35" text:id="id35" text:style-name="P11"><text:span text:style-name="T20">strukturell:</text:span><text:span text:style-name="T21"> Teamarbeit =&gt; Schulentwicklung</text:span></text:p>
            <text:p xml:id="id36" text:id="id36" text:style-name="P11"><text:span text:style-name="T20">kulturell:</text:span><text:span text:style-name="T21"> Sharing =&gt; Anreize schaffen</text:span></text:p>
            <text:p xml:id="id37" text:id="id37" text:style-name="P11"><text:span text:style-name="T20">virtuell:</text:span><text:span text:style-name="T21"> technische Infrastruktur =&gt; ?</text:span></text:p>
            <text:p xml:id="id38" text:id="id38" text:style-name="P11"><text:span text:style-name="T6"/></text:p>
            <text:p xml:id="id39" text:id="id39" text:style-name="P12"><text:span text:style-name="T6"/></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4" anim:sub-item="text" smil:attributeName="visibility" smil:to="visible"/>
                  <anim:animate smil:dur="0.5s" smil:targetElement="id34"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5" anim:sub-item="text" smil:attributeName="visibility" smil:to="visible"/>
                  <anim:animate smil:dur="0.5s" smil:targetElement="id35"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6" anim:sub-item="text" smil:attributeName="visibility" smil:to="visible"/>
                  <anim:animate smil:dur="0.5s" smil:targetElement="id36"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7" anim:sub-item="text" smil:attributeName="visibility" smil:to="visible"/>
                  <anim:animate smil:dur="0.5s" smil:targetElement="id37"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8" anim:sub-item="text" smil:attributeName="visibility" smil:to="visible"/>
                  <anim:animate smil:dur="0.5s" smil:targetElement="id38"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9" anim:sub-item="text" smil:attributeName="visibility" smil:to="visible"/>
                  <anim:animate smil:dur="0.5s" smil:targetElement="id39" anim:sub-item="text" smil:attributeName="x" smil:values="x+1;x" smil:keyTimes="0;1"/>
                </anim:par>
              </anim:par>
            </anim:par>
          </anim:seq>
        </anim:par>
        <presentation:notes draw:style-name="dp2">
          <draw:page-thumbnail draw:name="Google Shape;150;g5c58e26b78_2_232:notes" draw:style-name="gr2" draw:layer="layout" svg:width="16.932cm" svg:height="9.524cm" svg:x="1.059cm" svg:y="1.905cm" draw:page-number="12" presentation:class="page"/>
          <draw:frame draw:name="Google Shape;151;g5c58e26b78_2_232:notes" presentation:style-name="pr16" draw:text-style-name="P5" draw:layer="layout" svg:width="15.239cm" svg:height="11.429cm" svg:x="1.905cm" svg:y="12.065cm" presentation:class="notes" presentation:placeholder="true" presentation:user-transformed="true">
            <draw:text-box/>
          </draw:frame>
        </presentation:notes>
      </draw:page>
      <draw:page draw:name="Technische Infrastruktur (dezentral)" draw:style-name="dp1" draw:master-page-name="TITLE_5f_AND_5f_BODY" presentation:presentation-page-layout-name="AL2T1">
        <draw:frame draw:name="Google Shape;159;p25" presentation:style-name="pr4" draw:text-style-name="P7" draw:layer="layout" svg:width="23.667cm" svg:height="2.037cm" svg:x="0.866cm" svg:y="1.035cm" presentation:class="title" presentation:user-transformed="true">
          <draw:text-box>
            <text:p text:style-name="P6"><text:span text:style-name="T5">Technische Infrastruktur (dezentral)</text:span></text:p>
          </draw:text-box>
        </draw:frame>
        <draw:custom-shape draw:name="Google Shape;160;p25" draw:style-name="gr11" draw:text-style-name="P15" draw:layer="layout" svg:width="1.357cm" svg:height="2.345cm" draw:transform="rotate (-3.14159265358979) translate (19.965cm 8.694cm)">
          <text:p/>
          <draw:enhanced-geometry draw:mirror-horizontal="true" draw:mirror-vertical="false" svg:viewBox="0 0 21600 21600" draw:type="mso-spt32" draw:enhanced-path="M 0 0 L 21600 21600 N"/>
        </draw:custom-shape>
        <draw:custom-shape draw:name="Google Shape;163;p25" draw:style-name="gr12" draw:text-style-name="P15" draw:layer="layout" svg:width="0.311cm" svg:height="2.373cm" svg:x="19.967cm" svg:y="6.348cm">
          <text:p/>
          <draw:enhanced-geometry draw:mirror-horizontal="false" draw:mirror-vertical="false" svg:viewBox="0 0 21600 21600" draw:type="mso-spt32" draw:enhanced-path="M 0 0 L 21600 21600 N"/>
        </draw:custom-shape>
        <draw:g draw:name="Google Shape;164;p25">
          <draw:custom-shape draw:name="Google Shape;162;p25" draw:style-name="gr13" draw:text-style-name="P18" draw:layer="layout" svg:width="2.937cm" svg:height="3.698cm" svg:x="18.498cm" svg:y="2.649cm">
            <text:p text:style-name="P6"><text:span text:style-name="T22">Schulserver / Repository</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161;p25" draw:style-name="gr13" draw:text-style-name="P18" draw:layer="layout" svg:width="5.654cm" svg:height="3.925cm" svg:x="15.781cm" svg:y="8.694cm">
            <text:p text:style-name="P1"><text:span text:style-name="T23">LuL / S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5;p25" draw:style-name="gr11" draw:text-style-name="P15" draw:layer="layout" svg:width="3.86cm" svg:height="2.472cm" svg:x="14.637cm" svg:y="4.499cm">
          <text:p/>
          <draw:enhanced-geometry draw:mirror-horizontal="true" draw:mirror-vertical="false" svg:viewBox="0 0 21600 21600" draw:type="mso-spt32" draw:enhanced-path="M 0 0 L 21600 21600 N"/>
        </draw:custom-shape>
        <draw:custom-shape draw:name="Google Shape;166;p25" draw:style-name="gr11" draw:text-style-name="P15" draw:layer="layout" svg:width="3.971cm" svg:height="1.722cm" draw:transform="rotate (-3.14159265358979) translate (18.608cm 8.694cm)">
          <text:p/>
          <draw:enhanced-geometry draw:mirror-horizontal="false" draw:mirror-vertical="false" svg:viewBox="0 0 21600 21600" draw:type="mso-spt32" draw:enhanced-path="M 0 0 L 21600 21600 N"/>
        </draw:custom-shape>
        <draw:custom-shape draw:name="Google Shape;167;p25" draw:style-name="gr1" draw:text-style-name="P4" draw:layer="layout" svg:width="2.358cm" svg:height="0.863cm" draw:transform="rotate (0.000698131700797732) translate (17.09cm 7.432cm)">
          <text:p text:style-name="P6"><text:span text:style-name="T24">Abf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25" draw:style-name="gr1" draw:text-style-name="P4" draw:layer="layout" svg:width="2.358cm" svg:height="0.447cm" draw:transform="rotate (0.569850000776149) translate (15.435cm 5.6cm)">
          <text:p text:style-name="P6"><text:span text:style-name="T24">Liefer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5" draw:style-name="gr14" draw:text-style-name="P19" draw:layer="layout" svg:width="2.358cm" svg:height="2.037cm" svg:x="2.082cm" svg:y="7.754cm">
          <text:p text:style-name="P6"><text:span text:style-name="T15">Schulserver / Repository</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170;p25" draw:style-name="gr14" draw:text-style-name="P19" draw:layer="layout" svg:width="2.358cm" svg:height="2.037cm" svg:x="2.999cm" svg:y="4.394cm">
          <text:p text:style-name="P6"><text:span text:style-name="T15">Schulserver / Repository</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171;p25" draw:style-name="gr14" draw:text-style-name="P19" draw:layer="layout" svg:width="2.358cm" svg:height="2.037cm" svg:x="4.441cm" svg:y="10.829cm">
          <text:p text:style-name="P6"><text:span text:style-name="T15">Schulserver / Repository</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172;p25" draw:style-name="gr11" draw:text-style-name="P15" draw:layer="layout" svg:width="3.454cm" svg:height="1.671cm" svg:x="5.358cm" svg:y="5.068cm">
          <text:p/>
          <draw:enhanced-geometry draw:mirror-horizontal="false" draw:mirror-vertical="false" svg:viewBox="0 0 21600 21600" draw:type="mso-spt32" draw:enhanced-path="M 0 0 L 21600 21600 N"/>
        </draw:custom-shape>
        <draw:custom-shape draw:name="Google Shape;173;p25" draw:style-name="gr11" draw:text-style-name="P15" draw:layer="layout" svg:width="4.372cm" svg:height="1.687cm" draw:transform="rotate (-3.14159265358979) translate (8.813cm 8.773cm)">
          <text:p/>
          <draw:enhanced-geometry draw:mirror-horizontal="true" draw:mirror-vertical="false" svg:viewBox="0 0 21600 21600" draw:type="mso-spt32" draw:enhanced-path="M 0 0 L 21600 21600 N"/>
        </draw:custom-shape>
        <draw:custom-shape draw:name="Google Shape;175;p25" draw:style-name="gr11" draw:text-style-name="P15" draw:layer="layout" svg:width="3.192cm" svg:height="3.407cm" draw:transform="rotate (-3.14159265358979) translate (8.814cm 10.829cm)">
          <text:p/>
          <draw:enhanced-geometry draw:mirror-horizontal="true" draw:mirror-vertical="false" svg:viewBox="0 0 21600 21600" draw:type="mso-spt32" draw:enhanced-path="M 0 0 L 21600 21600 N"/>
        </draw:custom-shape>
        <draw:custom-shape draw:name="Google Shape;176;p25" draw:style-name="gr11" draw:text-style-name="P15" draw:layer="layout" svg:width="1.273cm" svg:height="1.557cm" svg:x="14.585cm" svg:y="7.085cm">
          <text:p/>
          <draw:enhanced-geometry draw:mirror-horizontal="false" draw:mirror-vertical="false" svg:viewBox="0 0 21600 21600" draw:type="mso-spt32" draw:enhanced-path="M 0 0 L 21600 21600 N"/>
        </draw:custom-shape>
        <draw:custom-shape draw:name="Google Shape;177;p25" draw:style-name="gr12" draw:text-style-name="P15" draw:layer="layout" svg:width="9.032cm" svg:height="0.096cm" svg:x="6.8cm" svg:y="11.848cm">
          <text:p/>
          <draw:enhanced-geometry draw:mirror-horizontal="false" draw:mirror-vertical="false" svg:viewBox="0 0 21600 21600" draw:type="mso-spt32" draw:enhanced-path="M 0 0 L 21600 21600 N"/>
        </draw:custom-shape>
        <draw:custom-shape draw:name="Google Shape;178;p25" draw:style-name="gr12" draw:text-style-name="P15" draw:layer="layout" svg:width="11.339cm" svg:height="1.538cm" svg:x="4.519cm" svg:y="9.169cm">
          <text:p/>
          <draw:enhanced-geometry draw:mirror-horizontal="false" draw:mirror-vertical="false" svg:viewBox="0 0 21600 21600" draw:type="mso-spt32" draw:enhanced-path="M 0 0 L 21600 21600 N"/>
        </draw:custom-shape>
        <draw:custom-shape draw:name="Google Shape;179;p25" draw:style-name="gr12" draw:text-style-name="P15" draw:layer="layout" svg:width="11.602cm" svg:height="3.562cm" svg:x="4.178cm" svg:y="6.432cm">
          <text:p/>
          <draw:enhanced-geometry draw:mirror-horizontal="false" draw:mirror-vertical="false" svg:viewBox="0 0 21600 21600" draw:type="mso-spt32" draw:enhanced-path="M 0 0 L 21600 21600 N"/>
        </draw:custom-shape>
        <draw:custom-shape draw:name="Google Shape;174;p25" draw:style-name="gr15" draw:text-style-name="P20" draw:layer="layout" svg:width="5.771cm" svg:height="3.925cm" svg:x="8.813cm" svg:y="5.122cm">
          <text:p text:style-name="P1"><text:span text:style-name="T25">Metadaten</text:span><text:span text:style-name="T25"><text:line-break/></text:span><text:span text:style-name="T25">(Katal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6;g5c58e26b78_2_242:notes" draw:style-name="gr2" draw:layer="layout" svg:width="16.932cm" svg:height="9.524cm" svg:x="1.059cm" svg:y="1.905cm" draw:page-number="13" presentation:class="page"/>
          <draw:frame draw:name="Google Shape;157;g5c58e26b78_2_242:notes" presentation:style-name="pr17" draw:text-style-name="P5" draw:layer="layout" svg:width="15.239cm" svg:height="11.429cm" svg:x="1.905cm" svg:y="12.065cm" presentation:class="notes" presentation:placeholder="true" presentation:user-transformed="true">
            <draw:text-box/>
          </draw:frame>
        </presentation:notes>
      </draw:page>
      <draw:page draw:name="Vielen Dank!" draw:style-name="dp5" draw:master-page-name="SECTION_5f_HEADER">
        <draw:frame draw:name="Google Shape;184;p26" presentation:style-name="pr18" draw:text-style-name="P21" draw:layer="layout" svg:width="23.006cm" svg:height="4.212cm" svg:x="1.197cm" svg:y="5.249cm" presentation:class="title" presentation:user-transformed="true">
          <draw:text-box>
            <text:p text:style-name="P1"><text:span text:style-name="T26">Vielen Dank!</text:span></text:p>
          </draw:text-box>
        </draw:frame>
        <presentation:notes draw:style-name="dp2">
          <draw:page-thumbnail draw:name="Google Shape;181;g5c58e26b78_2_237:notes" draw:style-name="gr2" draw:layer="layout" svg:width="16.932cm" svg:height="9.524cm" svg:x="1.059cm" svg:y="1.905cm" draw:page-number="14" presentation:class="page"/>
          <draw:frame draw:name="Google Shape;182;g5c58e26b78_2_237:notes" presentation:style-name="pr19"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swald" svg:font-family="Oswald"/>
    <style:font-face style:name="Source Code Pro" svg:font-family="'Source Code Pro'"/>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424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e91d63"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dash" draw:stroke-dash="Dashed_20__28_var_29__20_4" svg:stroke-width="0.053cm" svg:stroke-color="#424242"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e91d63"/>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424242"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9;p1" draw:style-name="Mgr3" draw:text-style-name="MP5" draw:layer="backgroundobjects" svg:width="0.842cm" svg:height="0.842cm" svg:x="23.535cm" svg:y="13.504cm">
        <draw:image xlink:href="Pictures/10000201000000400000004037D68DFED25616AE.png" xlink:type="simple" xlink:show="embed" xlink:actuate="onLoad">
          <text:p/>
        </draw:image>
      </draw:frame>
      <draw:frame draw:name="Google Shape;10;p1" draw:style-name="Mgr3" draw:text-style-name="MP5" draw:layer="backgroundobjects" svg:width="0.842cm" svg:height="0.842cm" svg:x="24.373cm" svg:y="13.504cm">
        <draw:image xlink:href="Pictures/100002010000004000000040644A1834A8B3CFB9.png" xlink:type="simple" xlink:show="embed" xlink:actuate="onLoad">
          <text:p/>
        </draw:image>
      </draw:frame>
      <draw:custom-shape draw:name="Google Shape;12;p2" draw:style-name="Mgr4" draw:text-style-name="MP6" draw:layer="backgroundobjects" svg:width="1.921cm" svg:height="1.078cm" draw:transform="rotate (-3.14159265358979) translate (13.661cm 9.228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3;p2" draw:style-name="Mgr4" draw:text-style-name="MP6" draw:layer="backgroundobjects" svg:width="25.399cm" svg:height="8.67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p2" presentation:style-name="TITLE-title" draw:layer="backgroundobjects" svg:width="23.006cm" svg:height="5.857cm" svg:x="1.142cm" svg:y="1.79cm" presentation:class="title" presentation:placeholder="true" presentation:user-transformed="true">
        <draw:text-box/>
      </draw:frame>
      <draw:frame draw:name="Google Shape;16;p2" presentation:style-name="Mpr1"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9;p1" draw:style-name="Mgr3" draw:text-style-name="MP5" draw:layer="backgroundobjects" svg:width="0.842cm" svg:height="0.842cm" svg:x="23.535cm" svg:y="13.504cm">
        <draw:image xlink:href="Pictures/10000201000000400000004037D68DFED25616AE.png" xlink:type="simple" xlink:show="embed" xlink:actuate="onLoad">
          <text:p/>
        </draw:image>
      </draw:frame>
      <draw:frame draw:name="Google Shape;10;p1" draw:style-name="Mgr3" draw:text-style-name="MP5" draw:layer="backgroundobjects" svg:width="0.842cm" svg:height="0.842cm" svg:x="24.373cm" svg:y="13.504cm">
        <draw:image xlink:href="Pictures/100002010000004000000040644A1834A8B3CFB9.png" xlink:type="simple" xlink:show="embed" xlink:actuate="onLoad">
          <text:p/>
        </draw:image>
      </draw:frame>
      <draw:custom-shape draw:name="Google Shape;22;p4" draw:style-name="Mgr5" draw:text-style-name="MP5" draw:layer="backgroundobjects" svg:width="1.705cm" svg:height="0.001cm" svg:x="1.192cm" svg:y="3.543cm">
        <text:p/>
        <draw:enhanced-geometry draw:mirror-horizontal="false" draw:mirror-vertical="false" svg:viewBox="0 0 21600 21600" draw:type="mso-spt32" draw:enhanced-path="M 0 0 L 21600 21600 N"/>
      </draw:custom-shape>
      <draw:frame draw:name="Google Shape;23;p4" presentation:style-name="TITLE_5f_AND_5f_BODY-title" draw:layer="backgroundobjects" svg:width="23.667cm" svg:height="2.037cm" svg:x="0.866cm" svg:y="1.035cm" presentation:class="title" presentation:placeholder="true" presentation:user-transformed="true">
        <draw:text-box/>
      </draw:frame>
      <draw:frame draw:name="Google Shape;24;p4" presentation:style-name="TITLE_5f_AND_5f_BODY-outline1" draw:layer="backgroundobjects" svg:width="23.667cm" svg:height="8.61cm" svg:x="0.866cm" svg:y="4.08cm" presentation:class="outline" presentation:placeholder="true" presentation:user-transformed="true">
        <draw:text-box/>
      </draw:frame>
      <draw:frame draw:name="Google Shape;25;p4" presentation:style-name="Mpr4" draw:text-style-name="MP8" draw:layer="backgroundobjects" svg:width="0.998cm" svg:height="2.462cm" svg:x="23.535cm" svg:y="11.584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9;p1" draw:style-name="Mgr3" draw:text-style-name="MP5" draw:layer="backgroundobjects" svg:width="0.842cm" svg:height="0.842cm" svg:x="23.535cm" svg:y="13.504cm">
        <draw:image xlink:href="Pictures/10000201000000400000004037D68DFED25616AE.png" xlink:type="simple" xlink:show="embed" xlink:actuate="onLoad">
          <text:p/>
        </draw:image>
      </draw:frame>
      <draw:frame draw:name="Google Shape;10;p1" draw:style-name="Mgr3" draw:text-style-name="MP5" draw:layer="backgroundobjects" svg:width="0.842cm" svg:height="0.842cm" svg:x="24.373cm" svg:y="13.504cm">
        <draw:image xlink:href="Pictures/100002010000004000000040644A1834A8B3CFB9.png" xlink:type="simple" xlink:show="embed" xlink:actuate="onLoad">
          <text:p/>
        </draw:image>
      </draw:frame>
      <draw:custom-shape draw:name="Google Shape;18;p3" draw:style-name="Mgr4" draw:text-style-name="MP6" draw:layer="backgroundobjects" svg:width="25.399cm" svg:height="5.579cm" svg:x="0cm" svg:y="4.3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p3" presentation:style-name="SECTION_5f_HEADER-title" draw:layer="backgroundobjects" svg:width="23.006cm" svg:height="4.212cm" svg:x="1.197cm" svg:y="5.249cm" presentation:class="title" presentation:placeholder="true" presentation:user-transformed="true">
        <draw:text-box/>
      </draw:frame>
      <draw:frame draw:name="Google Shape;20;p3" presentation:style-name="Mpr7"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3"/>
    <meta:generator>LibreOfficeDev/6.0.5.2$Linux_X86_64 LibreOffice_project/</meta:generator>
  </office:meta>
</office:document-meta>
</file>